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dd32" officeooo:paragraph-rsid="001cdd32"/>
    </style:style>
    <style:style style:name="P2" style:family="paragraph" style:parent-style-name="Standard">
      <style:text-properties officeooo:rsid="001e9260" officeooo:paragraph-rsid="001e9260"/>
    </style:style>
    <style:style style:name="P3" style:family="paragraph" style:parent-style-name="Standard">
      <style:text-properties officeooo:rsid="00200f50" officeooo:paragraph-rsid="00200f50"/>
    </style:style>
    <style:style style:name="P4" style:family="paragraph" style:parent-style-name="Standard">
      <style:text-properties officeooo:rsid="002534e5" officeooo:paragraph-rsid="002534e5"/>
    </style:style>
    <style:style style:name="P5" style:family="paragraph" style:parent-style-name="Standard">
      <style:text-properties officeooo:rsid="00257e8c" officeooo:paragraph-rsid="00257e8c"/>
    </style:style>
    <style:style style:name="T1" style:family="text">
      <style:text-properties officeooo:rsid="0021af01"/>
    </style:style>
    <style:style style:name="T2" style:family="text">
      <style:text-properties officeooo:rsid="0024907b"/>
    </style:style>
    <style:style style:name="T3" style:family="text">
      <style:text-properties officeooo:rsid="0024a132"/>
    </style:style>
    <style:style style:name="T4" style:family="text">
      <style:text-properties officeooo:rsid="002639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Red</text:span> tipo A</text:p>
      <text:p text:style-name="P2"/>
      <text:p text:style-name="P2">IP: <text:span text:style-name="T2">255.0.0.0</text:span></text:p>
      <text:p text:style-name="P1"/>
      <text:p text:style-name="P1"><text:span text:style-name="T3">Red</text:span> tipo B</text:p>
      <text:p text:style-name="P1"/>
      <text:p text:style-name="P2">IP: <text:span text:style-name="T2">255.255.0.0</text:span></text:p>
      <text:p text:style-name="P1"/>
      <text:p text:style-name="P1"><text:span text:style-name="T3">Red</text:span> tipo C</text:p>
      <text:p text:style-name="P1"/>
      <text:p text:style-name="P2">IP: 255.255.255.0</text:p>
      <text:p text:style-name="P2"/>
      <text:p text:style-name="P3">0 Es para la red y 255 es para br<text:span text:style-name="T1">o</text:span>adcast, esos números están reservados para esos casos</text:p>
      <text:p text:style-name="P4">Para identificar bien el tipo de red hay que fijarse en el primer número antes del punto.</text:p>
      <text:p text:style-name="P4"/>
      <text:p text:style-name="P5">Para saber todas las ip que puede tener un pc hay que elevar 2 a los bits, por ejemplo un tipo B, QUE EQUIVALE A /16, seria 2*16 – 2 (el -2 es porque el 0 y el 255 son para <text:span text:style-name="T4">red</text:span> y para broadcast respectivamente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7:23:07.621000000</meta:creation-date>
    <dc:date>2024-04-22T20:17:57.590000000</dc:date>
    <meta:editing-duration>PT16M49S</meta:editing-duration>
    <meta:editing-cycles>10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9" meta:word-count="94" meta:character-count="461" meta:non-whitespace-character-count="375"/>
  </office:meta>
</office:document-meta>
</file>